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ix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"Yo! Sorry, guys!"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"We still ain't done with our scheduled
maintenance on the rail!"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"We'll be done in four hours at the earliest!"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How Wieeerd, I only last checked it when I
arrived on this planet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"Hellish King"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1T18:12:33+01:00</meta:creation-date>
    <dc:date>2020-03-01T18:1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